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ahoma1" svg:font-family="Tahoma"/>
    <style:font-face style:name="Times New Roman1" svg:font-family="'Times New Roman'"/>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list-style-name="L1"/>
    <style:style style:name="P3" style:family="paragraph" style:list-style-name="L2"/>
    <style:style style:name="P4" style:family="paragraph" style:list-style-name="L3"/>
    <style:style style:name="T1" style:family="text">
      <style:text-properties style:font-name="inherit" fo:font-size="9.75pt"/>
    </style:style>
    <style:style style:name="T2" style:family="text">
      <style:text-properties fo:font-variant="normal" fo:text-transform="none" fo:color="#111111" style:font-name="Helvetica Neue" fo:font-size="12pt" fo:letter-spacing="normal" fo:font-style="normal" fo:font-weight="normal"/>
    </style:style>
    <style:style style:name="T3" style:family="text">
      <style:text-properties fo:font-variant="normal" fo:text-transform="none" fo:color="#111111" style:font-name="Helvetica Neue" fo:font-size="9.75pt" fo:letter-spacing="normal" fo:font-style="normal" fo:font-weight="normal"/>
    </style:style>
    <style:style style:name="T4" style:family="text">
      <style:text-properties fo:font-variant="normal" fo:text-transform="none" fo:color="#111111" style:font-name="inherit" fo:font-size="9.75pt" fo:letter-spacing="normal" fo:font-style="normal" fo:font-weight="normal"/>
    </style:style>
    <style:style style:name="T5" style:family="text">
      <style:text-properties fo:color="#0000ff" fo:font-weight="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this assignment, you need to create a symbol table class.  Just write some test code in main() to test the functionality of symbol table (i.e. add some symbols, delete, search, check for duplication, etc.) </text:p>
      <text:p text:style-name="Standard"/>
      <text:p text:style-name="Text_20_body">For this lab, you will need the lexical analyzer lab from CST229.</text:p>
      <text:p text:style-name="Text_20_body">In the lexical analyzer lab, you have read in a sample code file and broken the text into tokens and store them in memory in some sort of data structure.  For simplicity purposes, we just tagged all identifiers as IDs even reserved words and keywords in the language. </text:p>
      <text:p text:style-name="Text_20_body">For this part of lab 1, you will do 2 things:</text:p>
      <text:p text:style-name="Text_20_body">1.  Add a keyword table (can be hard coded in the program) to your lexical analyzer. When an identifier has been read, check it against the keyword table to see if it's a keyword or not.</text:p>
      <text:list xml:id="list2338861122260111790" text:style-name="L1">
        <text:list-item>
          <text:p>For each token, store the textual value of the token as well as the type. For instance <text:s/>"xyz" has a value of "xyz" but has a type of "ID". </text:p>
        </text:list-item>
      </text:list>
      <text:p text:style-name="Standard"/>
      <text:p text:style-name="Text_20_body">The last part of lab1 is a preprocessor. </text:p>
      <text:p text:style-name="Text_20_body">Input:  List of tokens</text:p>
      <text:p text:style-name="Text_20_body">Output:  List of tokens with preprocessor directives removed and processed. </text:p>
      <text:p text:style-name="Text_20_body">More details later.</text:p>
      <text:p text:style-name="Standard"/>
      <text:p text:style-name="P1"/>
      <text:p text:style-name="Text_20_body">our first lab assignment is to write a preprocessor and lexical analyzer (if you don't already have one) for the language of your choice. These two components of a compiler can either be generated as separate programs or together in one program.</text:p>
      <text:p text:style-name="Text_20_body">What to do</text:p>
      <text:p text:style-name="Text_20_body">Before you can build a preprocessor, you need a symbol table to store preprocessor-defined symbols and constants. This first part of Lab1 is design and implement a symbol table class in C++.</text:p>
      <text:p text:style-name="Text_20_body">A symbol table should store at least these information about a symbol:<text:line-break/>- Name<text:line-break/>- Type (data type)<text:line-break/>- Use (variable name, constant symbol, function name, class name, type name, etc.)<text:line-break/>- Value (used for constant definitions)</text:p>
      <text:p text:style-name="Text_20_body">We may need to add more information to the symbol later on in the term so make sure your implementation is easily modifiable. Be sure to implement the symbol in a separate C++ class. You just need a main function as a tester for your symbol table functionalities.</text:p>
      <text:p text:style-name="Text_20_body">Please note that you have to choose an appropriate data structure for your symbol table. Homework#1 asks you to write a short paper about how you choose to implement this lab.</text:p>
      <text:p text:style-name="Text_20_body">Misc. Information</text:p>
      <text:list xml:id="list2872347089390689922" text:style-name="L2">
        <text:list-item>
          <text:p>Your program will be graded on completeness and correctness.</text:p>
        </text:list-item>
        <text:list-item>
          <text:p>The program must be properly documented according to the department style guidelines (available on the class webpage).</text:p>
        </text:list-item>
      </text:list>
      <text:p text:style-name="Text_20_body"> </text:p>
      <text:p text:style-name="Text_20_body">Grading</text:p>
      <text:p text:style-name="Text_20_body">Your program will be graded based on the following criteria:</text:p>
      <text:list xml:id="list4253911556975706509" text:style-name="L3">
        <text:list-item>
          <text:p>(90%) Completeness and Correctness (It meets the basic functional requirements.)</text:p>
        </text:list-item>
        <text:list-item>
          <text:p>(10%) Documentation (Follow style guidelines)</text:p>
        </text:list-item>
      </text:list>
      <text:p text:style-name="Text_20_body"> </text:p>
      <text:p text:style-name="Text_20_body">Assignment Submission Guidelines</text:p>
      <text:p text:style-name="Text_20_body"><text:line-break/>All assignments are due in Blackboard on the due date.   There is a 10% penalty per day for late labs. </text:p>
      <text:p text:style-name="Text_20_body"> </text:p>
      <text:p text:style-name="Text_20_body">All handed-in assignment must be sent in the following format: <text:line-break/>1.  Zip up all necessary files required to build the assignment. <text:line-break/>2.  In the archive, also include a “readme” file that lists all files included in the archive with a brief description of each file. The readme file should also contain installation instructions and instructions for running the program. <text:line-break/>3. Submit the zip file in Blackbo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Tahoma1" svg:font-family="Tahoma"/>
    <style:font-face style:name="Times New Roman1" svg:font-family="'Times New Roman'"/>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29M28S</meta:editing-duration>
    <meta:editing-cycles>8</meta:editing-cycles>
    <meta:generator>OpenOffice/4.1.1$Win32 OpenOffice.org_project/411m6$Build-9775</meta:generator>
    <dc:date>2016-01-16T08:58:56.44</dc:date>
    <dc:creator>Justin OBrien</dc:creator>
    <meta:document-statistic meta:table-count="0" meta:image-count="0" meta:object-count="0" meta:page-count="2" meta:paragraph-count="29" meta:word-count="537" meta:character-count="3110"/>
    <meta:user-defined meta:name="Info 1"/>
    <meta:user-defined meta:name="Info 2"/>
    <meta:user-defined meta:name="Info 3"/>
    <meta:user-defined meta:name="Info 4"/>
  </office:meta>
</office:document-meta>
</file>